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Funcionalidades" style:family="table">
      <style:table-properties style:width="7.7042in" fo:margin-left="-0.3917in" table:align="left" style:shadow="none" style:may-break-between-rows="true" table:border-model="collapsing"/>
    </style:style>
    <style:style style:name="Funcionalidades.A" style:family="table-column">
      <style:table-column-properties style:column-width="2.0729in"/>
    </style:style>
    <style:style style:name="Funcionalidades.B" style:family="table-column">
      <style:table-column-properties style:column-width="1.9896in"/>
    </style:style>
    <style:style style:name="Funcionalidades.C" style:family="table-column">
      <style:table-column-properties style:column-width="3.6417in"/>
    </style:style>
    <style:style style:name="Funcionalidades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Funcionalidades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Funcionalidades.2" style:family="table-row">
      <style:table-row-properties fo:keep-together="auto"/>
    </style:style>
    <style:style style:name="Funcionalidades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cionalidades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cionalidades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cionalidades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cionalidades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cionalidades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Funcionalidades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Funcionalidades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Funcionalidades.B8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Funcionalidades.C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" style:family="table">
      <style:table-properties style:width="6.6979in" fo:margin-left="0in" table:align="left" style:shadow="none" style:may-break-between-rows="true" table:border-model="collapsing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5688in"/>
    </style:style>
    <style:style style:name="Table1.E" style:family="table-column">
      <style:table-column-properties style:column-width="1.3167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6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1">
      <style:text-properties fo:font-size="16pt" officeooo:rsid="000e472a" officeooo:paragraph-rsid="000e472a" style:font-size-asian="14pt" style:font-size-complex="16pt"/>
    </style:style>
    <style:style style:name="P2" style:family="paragraph" style:parent-style-name="Heading_20_1">
      <style:text-properties fo:font-size="16pt" officeooo:rsid="000e472a" officeooo:paragraph-rsid="000e472a" style:font-size-asian="16pt" style:font-size-complex="16pt"/>
    </style:style>
    <style:style style:name="P3" style:family="paragraph" style:parent-style-name="Heading_20_1">
      <style:text-properties officeooo:paragraph-rsid="0005fa0d"/>
    </style:style>
    <style:style style:name="P4" style:family="paragraph" style:parent-style-name="Heading_20_1">
      <style:text-properties officeooo:rsid="0007f112" officeooo:paragraph-rsid="0007f112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5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f112" officeooo:paragraph-rsid="0007f1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f112" officeooo:paragraph-rsid="000c15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f112" officeooo:paragraph-rsid="000d0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dd9" officeooo:paragraph-rsid="00095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dca6" officeooo:paragraph-rsid="0009dc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50c7" officeooo:paragraph-rsid="000a50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15b8" officeooo:paragraph-rsid="000c15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15b8" officeooo:paragraph-rsid="000d0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0559" officeooo:paragraph-rsid="000d0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6470" officeooo:paragraph-rsid="000f6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e472a" officeooo:paragraph-rsid="000e47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e472a" officeooo:paragraph-rsid="000e47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ext_20_body">
      <style:text-properties officeooo:paragraph-rsid="0005fa0d"/>
    </style:style>
    <style:style style:name="P21" style:family="paragraph" style:parent-style-name="Text_20_body">
      <style:text-properties officeooo:paragraph-rsid="0007f112"/>
    </style:style>
    <style:style style:name="P22" style:family="paragraph" style:parent-style-name="Text_20_body">
      <style:text-properties officeooo:paragraph-rsid="000e472a"/>
    </style:style>
    <style:style style:name="P23" style:family="paragraph" style:parent-style-name="Text_20_body" style:list-style-name="L2">
      <style:text-properties style:font-name="Liberation Sans" officeooo:rsid="000e472a" officeooo:paragraph-rsid="000e472a"/>
    </style:style>
    <style:style style:name="P24" style:family="paragraph" style:parent-style-name="Text_20_body" style:list-style-name="L4">
      <style:text-properties style:font-name="Liberation Sans" officeooo:rsid="000f6470" officeooo:paragraph-rsid="000f6470"/>
    </style:style>
    <style:style style:name="P25" style:family="paragraph" style:parent-style-name="Text_20_body">
      <style:text-properties style:font-name="Liberation Sans" officeooo:rsid="000f6470" officeooo:paragraph-rsid="000f6470"/>
    </style:style>
    <style:style style:name="P26" style:family="paragraph" style:parent-style-name="Title">
      <style:text-properties fo:font-size="22pt" officeooo:rsid="0005fa0d" officeooo:paragraph-rsid="0005fa0d" style:font-size-asian="19.25pt" style:font-size-complex="22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5fa0d" style:font-size-asian="14pt" style:font-size-complex="16pt"/>
    </style:style>
    <style:style style:name="T3" style:family="text">
      <style:text-properties fo:font-size="16pt" officeooo:rsid="0007f112" style:font-size-asian="14pt" style:font-size-complex="16pt"/>
    </style:style>
    <style:style style:name="T4" style:family="text">
      <style:text-properties fo:font-size="16pt" officeooo:rsid="000e472a" style:font-size-asian="14pt" style:font-size-complex="16pt"/>
    </style:style>
    <style:style style:name="T5" style:family="text">
      <style:text-properties style:font-name="Liberation Sans" fo:font-size="16pt" fo:font-weight="bold" officeooo:rsid="0005fa0d" style:font-name-asian="Noto Sans CJK SC" style:font-size-asian="14pt" style:font-weight-asian="bold" style:font-name-complex="FreeSans1" style:font-size-complex="16pt" style:font-weight-complex="bold"/>
    </style:style>
    <style:style style:name="T6" style:family="text">
      <style:text-properties style:font-name="Liberation Sans" fo:font-size="12pt" fo:font-weight="normal" officeooo:rsid="0005fa0d" style:font-name-asian="Noto Sans CJK SC" style:font-size-asian="12pt" style:font-weight-asian="normal" style:font-name-complex="FreeSans1" style:font-size-complex="12pt" style:font-weight-complex="normal"/>
    </style:style>
    <style:style style:name="T7" style:family="text">
      <style:text-properties officeooo:rsid="0007f112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d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095dd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0c7"/>
    </style:style>
    <style:style style:name="T13" style:family="text">
      <style:text-properties officeooo:rsid="000c15b8"/>
    </style:style>
    <style:style style:name="T14" style:family="text">
      <style:text-properties officeooo:rsid="000d0559"/>
    </style:style>
    <style:style style:name="T15" style:family="text">
      <style:text-properties officeooo:rsid="000e472a"/>
    </style:style>
    <style:style style:name="T16" style:family="text">
      <style:text-properties fo:font-size="15pt" style:font-size-asian="13.1000003814697pt" style:font-size-complex="15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color="#8f9d6a" loext:opacity="100%" style:font-name="JetBrains Mono" fo:font-size="14pt" fo:font-style="normal" fo:font-weight="normal" style:font-size-asian="12.25pt" style:font-style-asian="normal" style:font-weight-asian="normal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lano de testes AluraPic</text:p>
      <text:h text:style-name="P3" text:outline-level="1" text:is-list-header="true"><text:span text:style-name="T2">1. Introduç</text:span><text:span text:style-name="T5">ão</text:span></text:h>
      <text:h text:style-name="P3" text:outline-level="1"><text:span text:style-name="T6">O Alura Pic é um sistema de gestão de fotos, o sistema foi criado com o propósito de dar suporte para o usuario gerenciar suas fotos. Conta com funcionalidades simples de Cadastro, Login e Manipulação de fotos.</text:span></text:h>
      <text:p text:style-name="P20"><text:span text:style-name="T6"/></text:p>
      <text:h text:style-name="P4" text:outline-level="1"><text:span text:style-name="T1">2. Funcionalidades</text:span></text:h>
      <table:table table:name="Funcionalidades" table:style-name="Funcionalidades" table:template-name="Simple Grid Rows">
        <table:table-column table:style-name="Funcionalidades.A"/>
        <table:table-column table:style-name="Funcionalidades.B"/>
        <table:table-column table:style-name="Funcionalidades.C"/>
        <table:table-row>
          <table:table-cell table:style-name="Funcionalidades.A1" office:value-type="string">
            <text:p text:style-name="P7"/>
            <text:p text:style-name="P7">Cenário</text:p>
            <text:p text:style-name="P7"/>
          </table:table-cell>
          <table:table-cell table:style-name="Funcionalidades.B1" office:value-type="string">
            <text:p text:style-name="P7"/>
            <text:p text:style-name="P7">Verificações</text:p>
          </table:table-cell>
          <table:table-cell table:style-name="Funcionalidades.A1" office:value-type="string">
            <text:p text:style-name="P7"/>
            <text:p text:style-name="P7">Comportamento Esperado</text:p>
          </table:table-cell>
        </table:table-row>
        <table:table-row table:style-name="Funcionalidades.2">
          <table:table-cell table:style-name="Funcionalidades.A2" office:value-type="string">
            <text:p text:style-name="P7"/>
            <text:p text:style-name="P7"><text:span text:style-name="T11">.</text:span> Login</text:p>
            <text:p text:style-name="P7"/>
            <text:p text:style-name="P7"/>
          </table:table-cell>
          <table:table-cell table:style-name="Funcionalidades.B2" office:value-type="string">
            <text:p text:style-name="P5"/>
            <text:p text:style-name="P5"><text:s/><text:span text:style-name="T10">1. Verificar campo de nome de usuário preenchido.</text:span></text:p>
            <text:p text:style-name="P5"/>
            <text:p text:style-name="P10">2. Verificar campo de senha preenchido.</text:p>
            <text:p text:style-name="P10"/>
            <text:p text:style-name="P10">3. Verificar se o nome de usuario e senha estão corretos.</text:p>
          </table:table-cell>
          <table:table-cell table:style-name="Funcionalidades.C2" office:value-type="string">
            <text:p text:style-name="P6"/>
            <text:p text:style-name="P6"><text:span text:style-name="T7"><text:s/>1. Se o usuário digitar corretamento seu nome de usuario e senha, ele deve ser capaz de acessar a plataforma.</text:span></text:p>
            <text:p text:style-name="P6"/>
            <text:p text:style-name="P10"><text:s/>2. Se o usuário errar seu nome de usuário ou sua senha, deve ser exibido um aviso/alert sobre o erro</text:p>
            <text:p text:style-name="P10"/>
            <text:p text:style-name="P10"/>
          </table:table-cell>
        </table:table-row>
        <table:table-row table:style-name="Funcionalidades.2">
          <table:table-cell table:style-name="Funcionalidades.A3" office:value-type="string">
            <text:p text:style-name="P7"/>
            <text:p text:style-name="P7">.<text:span text:style-name="T10">Cadastro</text:span></text:p>
            <text:p text:style-name="P7"/>
          </table:table-cell>
          <table:table-cell table:style-name="Funcionalidades.B3" office:value-type="string">
            <text:p text:style-name="P5"/>
            <text:p text:style-name="P10"><text:s/>1. Verificar se os campos de email, nome completo, nome de usuário e senha estão preenchidos.</text:p>
            <text:p text:style-name="P10"/>
            <text:p text:style-name="P10"><text:s/>2. Verificar se o campo email atende ao requisito de email válido</text:p>
            <text:p text:style-name="P10"/>
            <text:p text:style-name="P6"><text:span text:style-name="T9"><text:s/>3. Verificar se o campo nome completo atende ao requisito de no mínimo 2(dois) caracteres e no </text:span>máximo<text:span text:style-name="T9"> 40.</text:span></text:p>
            <text:p text:style-name="P6"><text:span text:style-name="T9"/></text:p>
            <text:p text:style-name="P11"><text:span text:style-name="T9"><text:s/></text:span><text:span text:style-name="T8">4</text:span><text:span text:style-name="T9">. Verificar se o campo nome </text:span><text:span text:style-name="T8">de usuario</text:span><text:span text:style-name="T9"> atende ao requisito de no mínimo 2(dois) caracteres e no </text:span><text:span text:style-name="T8">máximo</text:span><text:span text:style-name="T9"> </text:span><text:span text:style-name="T8">3</text:span><text:span text:style-name="T9">0.</text:span></text:p>
            <text:p text:style-name="P12"><text:span text:style-name="T9"/></text:p>
            <text:p text:style-name="P12"><text:span text:style-name="T9"><text:s/></text:span><text:span text:style-name="T8">5. Verificar se o campo de senha atende ao requisito </text:span><text:soft-page-break/><text:span text:style-name="T8">de no mínimo 8 caracteres e no máximo 18 caracteres.</text:span></text:p>
            <text:p text:style-name="P12"><text:span text:style-name="T8"/></text:p>
            <text:p text:style-name="P11"><text:span text:style-name="T9"/></text:p>
          </table:table-cell>
          <table:table-cell table:style-name="Funcionalidades.C3" office:value-type="string">
            <text:p text:style-name="P6"/>
            <text:p text:style-name="P6"><text:s/><text:span text:style-name="T12">1. Se o usuário não preencher algum campo, deve ser exibido um alerta de campo requirido.</text:span></text:p>
            <text:p text:style-name="P6"/>
            <text:p text:style-name="P6"><text:s/><text:span text:style-name="T12">2. Se o usuário digitar um nome completo inválido deve ser exibido um alerta de nome invalido.</text:span></text:p>
            <text:p text:style-name="P6"/>
            <text:p text:style-name="P6"><text:s/><text:span text:style-name="T12">3. Se o usuário preencher corretamente todos os campos, ao clicar no botão de registrar, deve ser exibido uma mensagem de conta criada.</text:span></text:p>
          </table:table-cell>
        </table:table-row>
        <table:table-row table:style-name="Funcionalidades.2">
          <table:table-cell table:style-name="Funcionalidades.A2" office:value-type="string">
            <text:p text:style-name="P7"/>
            <text:p text:style-name="P7">. <text:span text:style-name="T13">Listar todas as fotos do usuario.</text:span></text:p>
            <text:p text:style-name="P7"/>
          </table:table-cell>
          <table:table-cell table:style-name="Funcionalidades.B4" office:value-type="string">
            <text:p text:style-name="P13"/>
            <text:p text:style-name="P13"><text:s/>1. Verificar se o usuário esta logado corretamente.</text:p>
            <text:p text:style-name="P13"/>
          </table:table-cell>
          <table:table-cell table:style-name="Funcionalidades.C4" office:value-type="string">
            <text:p text:style-name="P6"/>
            <text:p text:style-name="P13"><text:s/>1. Se o usuario fez o login corretamente, deve ser exibida uma lista com todas as fotos do usuário.</text:p>
          </table:table-cell>
        </table:table-row>
        <table:table-row table:style-name="Funcionalidades.2">
          <table:table-cell table:style-name="Funcionalidades.A3" office:value-type="string">
            <text:p text:style-name="P8"><text:s/></text:p>
            <text:p text:style-name="P8"/>
            <text:p text:style-name="P8">. <text:span text:style-name="T13">Adicionar foto</text:span></text:p>
          </table:table-cell>
          <table:table-cell table:style-name="Funcionalidades.B5" office:value-type="string">
            <text:p text:style-name="P13"/>
            <text:p text:style-name="P13"><text:s/>1. Verificar se o usuário esta logado corretamente.</text:p>
            <text:p text:style-name="P13"/>
            <text:p text:style-name="P13"><text:s/></text:p>
            <text:p text:style-name="P13"/>
          </table:table-cell>
          <table:table-cell table:style-name="Funcionalidades.C5" office:value-type="string">
            <text:p text:style-name="P6"/>
            <text:p text:style-name="P6"><text:s/><text:span text:style-name="T13">1. Quando o usuario clicar no botão de adicionar foto deve ser redirecionado a pagina de adicionar foto.</text:span></text:p>
          </table:table-cell>
        </table:table-row>
        <table:table-row table:style-name="Funcionalidades.2">
          <table:table-cell table:style-name="Funcionalidades.A2" office:value-type="string">
            <text:p text:style-name="P9"><text:s/></text:p>
            <text:p text:style-name="P9">. <text:span text:style-name="T14">Apagar foto</text:span></text:p>
          </table:table-cell>
          <table:table-cell table:style-name="Funcionalidades.B6" office:value-type="string">
            <text:p text:style-name="P13"/>
            <text:p text:style-name="P14"><text:s/>1. Verificar se o usuário esta logado corretamente.</text:p>
          </table:table-cell>
          <table:table-cell table:style-name="Funcionalidades.C6" office:value-type="string">
            <text:p text:style-name="P6"/>
            <text:p text:style-name="P6"><text:s/><text:span text:style-name="T14">1. Quando usuário clicar no icone de apagar(lixeira), deve apagar a foto e exibir uma mensagem de sucesso ao apagar a foto.</text:span></text:p>
          </table:table-cell>
        </table:table-row>
        <table:table-row table:style-name="Funcionalidades.2">
          <table:table-cell table:style-name="Funcionalidades.A3" office:value-type="string">
            <text:p text:style-name="P9"><text:s/></text:p>
            <text:p text:style-name="P9"/>
            <text:p text:style-name="P9"/>
            <text:p text:style-name="P9">. <text:span text:style-name="T14">Comentários</text:span></text:p>
          </table:table-cell>
          <table:table-cell table:style-name="Funcionalidades.B7" office:value-type="string">
            <text:p text:style-name="P13"/>
            <text:p text:style-name="P14"><text:s/>1. Verificar se o usuário esta logado corretamente.</text:p>
            <text:p text:style-name="P14"/>
            <text:p text:style-name="P14"><text:s/><text:span text:style-name="T14">2. Verificar se o comentário atende ao requisito de máximo 300 caracteres. </text:span></text:p>
          </table:table-cell>
          <table:table-cell table:style-name="Funcionalidades.C7" office:value-type="string">
            <text:p text:style-name="P6"/>
            <text:p text:style-name="P6"><text:s/><text:span text:style-name="T14">1. Quando o usuário clicar em uma foto, deve ser redirecionado para a pagina de detalhes da foto e lá ser exibido os comentários.</text:span></text:p>
            <text:p text:style-name="P6"/>
            <text:p text:style-name="P6"><text:s/><text:span text:style-name="T14">2. Quando usuário comentar algo deve ser exibido na parte de comentários.</text:span></text:p>
            <text:p text:style-name="P6"/>
            <text:p text:style-name="P15"><text:s/>3. Se o usuário tentar fazer uma comentário com mais de 300 caracteres deve ser exibido uma mensagem de alerta.</text:p>
            <text:p text:style-name="P15"/>
          </table:table-cell>
        </table:table-row>
        <table:table-row table:style-name="Funcionalidades.2">
          <table:table-cell table:style-name="Funcionalidades.A8" office:value-type="string">
            <text:p text:style-name="P9"/>
            <text:p text:style-name="P9"/>
            <text:p text:style-name="P9">. <text:span text:style-name="T14">Barra de pesquisa</text:span></text:p>
          </table:table-cell>
          <table:table-cell table:style-name="Funcionalidades.B8" office:value-type="string">
            <text:p text:style-name="P13"/>
            <text:p text:style-name="P14"><text:s/>1. Verificar se o usuário esta logado corretamente.</text:p>
            <text:p text:style-name="P14"/>
            <text:p text:style-name="P15"><text:s/>2. Verificar se existe foto com a descrição digitada.</text:p>
            <text:p text:style-name="P15"/>
          </table:table-cell>
          <table:table-cell table:style-name="Funcionalidades.C8" office:value-type="string">
            <text:p text:style-name="P6"/>
            <text:p text:style-name="P6"><text:s/><text:span text:style-name="T14">1. Se existir foto com a descrição digitada deve ser exibida a foto.</text:span></text:p>
            <text:p text:style-name="P6"/>
            <text:p text:style-name="P6"><text:s/><text:span text:style-name="T14">2. Se não existir foto com a descrição digitada deve exibir um aviso de “Foto não encotrada”</text:span></text:p>
          </table:table-cell>
        </table:table-row>
      </table:table>
      <text:p text:style-name="P21"><text:span text:style-name="T3"/></text:p>
      <text:h text:style-name="P2" text:outline-level="1">3. Tipos de testes</text:h>
      <text:list xml:id="list2130978617" text:style-name="L2">
        <text:list-item>
          <text:p text:style-name="P23">Teste de interface de usuário;</text:p>
        </text:list-item>
        <text:list-item>
          <text:p text:style-name="P23">Entre outros;</text:p>
        </text:list-item>
      </text:list>
      <text:h text:style-name="P1" text:outline-level="1"><text:soft-page-break/></text:h>
      <text:h text:style-name="P1" text:outline-level="1">3.1 Metodos da classe</text:h>
      <text:p text:style-name="P22"><text:span text:style-name="T4"><text:tab/></text:span></text:p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Objetivo: </text:p>
          </table:table-cell>
          <table:table-cell table:style-name="Table1.A1" table:number-columns-spanned="4" office:value-type="string">
            <text:p text:style-name="P19">Testar a interface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8">Técnica:</text:p>
          </table:table-cell>
          <table:table-cell table:style-name="Table1.B2" table:number-columns-spanned="2" office:value-type="string">
            <text:p text:style-name="P18">(X) Manual </text:p>
          </table:table-cell>
          <table:covered-table-cell/>
          <table:table-cell table:style-name="Table1.D2" table:number-columns-spanned="2" office:value-type="string">
            <text:p text:style-name="P18">(X) Automática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8">Estágio do teste: </text:p>
          </table:table-cell>
          <table:table-cell table:style-name="Table1.B3" office:value-type="string">
            <text:p text:style-name="P17"><text:s/><text:span text:style-name="T15">Integração( )</text:span></text:p>
          </table:table-cell>
          <table:table-cell table:style-name="Table1.C3" office:value-type="string">
            <text:p text:style-name="P18">Sistema( )</text:p>
          </table:table-cell>
          <table:table-cell table:style-name="Table1.D3" office:value-type="string">
            <text:p text:style-name="P18">Unidade (x)</text:p>
          </table:table-cell>
          <table:table-cell table:style-name="Table1.E3" office:value-type="string">
            <text:p text:style-name="P18">Aceitação( )</text:p>
          </table:table-cell>
        </table:table-row>
        <table:table-row table:style-name="Table1.2">
          <table:table-cell table:style-name="Table1.A2" office:value-type="string">
            <text:p text:style-name="P18">Abordagem de teste:</text:p>
          </table:table-cell>
          <table:table-cell table:style-name="Table1.B4" table:number-columns-spanned="2" office:value-type="string">
            <text:p text:style-name="P18">Caixa branca ( )</text:p>
          </table:table-cell>
          <table:covered-table-cell/>
          <table:table-cell table:style-name="Table1.D4" table:number-columns-spanned="2" office:value-type="string">
            <text:p text:style-name="P18">Caixa preta(X)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7">Responsável:</text:p>
          </table:table-cell>
          <table:table-cell table:style-name="Table1.B5" table:number-columns-spanned="4" office:value-type="string">
            <text:p text:style-name="P16">WENDSON SANTANA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6" office:value-type="string">
            <text:p text:style-name="P17"/>
          </table:table-cell>
          <table:table-cell table:style-name="Table1.B6" table:number-columns-spanned="4">
            <text:p text:style-name="P17"/>
          </table:table-cell>
          <table:covered-table-cell/>
          <table:covered-table-cell/>
          <table:covered-table-cell/>
        </table:table-row>
      </table:table>
      <text:p text:style-name="P22"><text:span text:style-name="T4"/></text:p>
      <text:list xml:id="list1030516047" text:style-name="L4">
        <text:list-item>
          <text:p text:style-name="P24"><text:span text:style-name="T4">A</text:span><text:span text:style-name="T1">mbiente e ferramentas</text:span></text:p>
        </text:list-item>
      </text:list>
      <text:p text:style-name="P25"><text:span text:style-name="T1"><text:tab/></text:span><text:span text:style-name="T17">Ambiente: Linux Pop! _OS! <text:s/>22.04 64 bits. Browser Firefox na versão 111.</text:span></text:p>
      <text:p text:style-name="P25"><text:span text:style-name="T17"><text:tab/>Ferramentas: Cypress na versão 12.9.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3:38:03.902466360</meta:creation-date>
    <dc:date>2023-04-01T15:42:07.947403482</dc:date>
    <meta:editing-duration>PT8M21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3" meta:paragraph-count="69" meta:word-count="555" meta:character-count="3199" meta:non-whitespace-character-count="2672"/>
  </office:meta>
</office:document-meta>
</file>